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3.888cm"/>
    </style:style>
    <style:style style:name="co5" style:family="table-column">
      <style:table-column-properties fo:break-before="auto" style:column-width="4.70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8099" number:language="es" number:country="ES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cell-protect="protected" style:print-content="true" style:vertical-align="middle"/>
    </style:style>
    <style:style style:name="ce4" style:family="table-cell" style:parent-style-name="Default" style:data-style-name="N84"/>
    <style:style style:name="ce5" style:family="table-cell" style:parent-style-name="Default" style:data-style-name="N84">
      <style:table-cell-properties style:cell-protect="protected" style:print-content="true" style:vertical-align="middle"/>
    </style:style>
    <style:style style:name="ce6" style:family="table-cell" style:parent-style-name="Default" style:data-style-name="N8099"/>
  </office:automatic-styles>
  <office:body>
    <office:spreadsheet>
      <table:calculation-settings table:case-sensitive="false" table:automatic-find-labels="false" table:use-regular-expression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4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CÓDIGOARTÍCULO</text:p>
          </table:table-cell>
          <table:table-cell office:value-type="string">
            <text:p>SECCIÓN</text:p>
          </table:table-cell>
          <table:table-cell office:value-type="string">
            <text:p>NOMBREARTÍCULO</text:p>
          </table:table-cell>
          <table:table-cell office:value-type="string">
            <text:p>PRECIO</text:p>
          </table:table-cell>
          <table:table-cell office:value-type="string">
            <text:p>FECHA</text:p>
          </table:table-cell>
          <table:table-cell office:value-type="string">
            <text:p>IMPORTADO</text:p>
          </table:table-cell>
          <table:table-cell office:value-type="string">
            <text:p>PAÍSDEORIGEN</text:p>
          </table:table-cell>
          <table:table-cell office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>
            <text:p>AR01</text:p>
          </table:table-cell>
          <table:table-cell office:value-type="string">
            <text:p>FERRETERÍA</text:p>
          </table:table-cell>
          <table:table-cell office:value-type="string">
            <text:p>DESTORNILLADOR</text:p>
          </table:table-cell>
          <table:table-cell table:style-name="ce3" office:value-type="currency" office:currency="EUR" office:value="6.628">
            <text:p>6,63 €</text:p>
          </table:table-cell>
          <table:table-cell table:style-name="ce5" office:value-type="date" office:date-value="2000-10-22">
            <text:p>2000-10-22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02</text:p>
          </table:table-cell>
          <table:table-cell office:value-type="string">
            <text:p>CONFECCIÓN</text:p>
          </table:table-cell>
          <table:table-cell office:value-type="string">
            <text:p>TRAJE CABALLERO</text:p>
          </table:table-cell>
          <table:table-cell table:style-name="ce3" office:value-type="currency" office:currency="EUR" office:value="284.5769">
            <text:p>284,58 €</text:p>
          </table:table-cell>
          <table:table-cell table:style-name="ce5" office:value-type="date" office:date-value="2002-03-11">
            <text:p>2002-03-11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>
            <text:p>AR03</text:p>
          </table:table-cell>
          <table:table-cell office:value-type="string">
            <text:p>JUGUETERÍA</text:p>
          </table:table-cell>
          <table:table-cell office:value-type="string">
            <text:p>COCHE TELEDIRIGIDO</text:p>
          </table:table-cell>
          <table:table-cell table:style-name="ce3" office:value-type="currency" office:currency="EUR" office:value="159.4462">
            <text:p>159,45 €</text:p>
          </table:table-cell>
          <table:table-cell table:style-name="ce5" office:value-type="date" office:date-value="2002-05-26">
            <text:p>2002-05-26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>
            <text:p>AR04</text:p>
          </table:table-cell>
          <table:table-cell office:value-type="string">
            <text:p>DEPORTES</text:p>
          </table:table-cell>
          <table:table-cell office:value-type="string">
            <text:p>RAQUETA TENIS</text:p>
          </table:table-cell>
          <table:table-cell table:style-name="ce3" office:value-type="currency" office:currency="EUR" office:value="93.4694">
            <text:p>93,47 €</text:p>
          </table:table-cell>
          <table:table-cell table:style-name="ce5" office:value-type="date" office:date-value="2000-03-20">
            <text:p>2000-03-20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>
            <text:p>AR06</text:p>
          </table:table-cell>
          <table:table-cell office:value-type="string">
            <text:p>DEPORTES</text:p>
          </table:table-cell>
          <table:table-cell office:value-type="string">
            <text:p>MANCUERNAS</text:p>
          </table:table-cell>
          <table:table-cell table:style-name="ce3" office:value-type="currency" office:currency="EUR" office:value="60">
            <text:p>60,00 €</text:p>
          </table:table-cell>
          <table:table-cell table:style-name="ce5" office:value-type="date" office:date-value="2000-09-13">
            <text:p>2000-09-13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>
            <text:p>AR07</text:p>
          </table:table-cell>
          <table:table-cell office:value-type="string">
            <text:p>CONFECCIÓN</text:p>
          </table:table-cell>
          <table:table-cell office:value-type="string">
            <text:p>SERRUCHO</text:p>
          </table:table-cell>
          <table:table-cell table:style-name="ce3" office:value-type="currency" office:currency="EUR" office:value="30.2045">
            <text:p>30,20 €</text:p>
          </table:table-cell>
          <table:table-cell table:style-name="ce5" office:value-type="date" office:date-value="2001-03-23">
            <text:p>2001-03-23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>
            <text:p>AR08</text:p>
          </table:table-cell>
          <table:table-cell office:value-type="string">
            <text:p>JUGUETERÍA</text:p>
          </table:table-cell>
          <table:table-cell office:value-type="string">
            <text:p>CORREPASILLOS</text:p>
          </table:table-cell>
          <table:table-cell table:style-name="ce3" office:value-type="currency" office:currency="EUR" office:value="103.3356">
            <text:p>103,34 €</text:p>
          </table:table-cell>
          <table:table-cell table:style-name="ce5" office:value-type="date" office:date-value="2000-04-11">
            <text:p>2000-04-11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>
            <text:p>AR09</text:p>
          </table:table-cell>
          <table:table-cell office:value-type="string">
            <text:p>CONFECCIÓN</text:p>
          </table:table-cell>
          <table:table-cell office:value-type="string">
            <text:p>PANTALÓN SEÑORA</text:p>
          </table:table-cell>
          <table:table-cell table:style-name="ce3" office:value-type="currency" office:currency="EUR" office:value="174.231">
            <text:p>174,23 €</text:p>
          </table:table-cell>
          <table:table-cell table:style-name="ce5" office:value-type="date" office:date-value="2000-01-10">
            <text:p>2000-01-10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>
            <text:p>AR10</text:p>
          </table:table-cell>
          <table:table-cell office:value-type="string">
            <text:p>JUGUETERÍA</text:p>
          </table:table-cell>
          <table:table-cell office:value-type="string">
            <text:p>CONSOLA VIDEO</text:p>
          </table:table-cell>
          <table:table-cell table:style-name="ce3" office:value-type="currency" office:currency="EUR" office:value="442.5444">
            <text:p>442,54 €</text:p>
          </table:table-cell>
          <table:table-cell table:style-name="ce5" office:value-type="date" office:date-value="2002-09-24">
            <text:p>2002-09-24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>
            <text:p>AR11</text:p>
          </table:table-cell>
          <table:table-cell office:value-type="string">
            <text:p>CERÁMICA</text:p>
          </table:table-cell>
          <table:table-cell office:value-type="string">
            <text:p>TUBOS</text:p>
          </table:table-cell>
          <table:table-cell table:style-name="ce3" office:value-type="currency" office:currency="EUR" office:value="168.4253">
            <text:p>168,43 €</text:p>
          </table:table-cell>
          <table:table-cell table:style-name="ce5" office:value-type="date" office:date-value="2000-02-04">
            <text:p>2000-02-04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>
            <text:p>AR12</text:p>
          </table:table-cell>
          <table:table-cell office:value-type="string">
            <text:p>FERRETERÍA</text:p>
          </table:table-cell>
          <table:table-cell office:value-type="string">
            <text:p>LLAVE INGLESA</text:p>
          </table:table-cell>
          <table:table-cell table:style-name="ce3" office:value-type="currency" office:currency="EUR" office:value="24.3986">
            <text:p>24,40 €</text:p>
          </table:table-cell>
          <table:table-cell table:style-name="ce5" office:value-type="date" office:date-value="2001-05-23">
            <text:p>2001-05-23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>
            <text:p>AR13</text:p>
          </table:table-cell>
          <table:table-cell office:value-type="string">
            <text:p>CONFECCIÓN</text:p>
          </table:table-cell>
          <table:table-cell office:value-type="string">
            <text:p>CAMISA CABALLERO</text:p>
          </table:table-cell>
          <table:table-cell table:style-name="ce3" office:value-type="currency" office:currency="EUR" office:value="67.1306">
            <text:p>67,13 €</text:p>
          </table:table-cell>
          <table:table-cell table:style-name="ce5" office:value-type="date" office:date-value="2002-08-11">
            <text:p>2002-08-11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14</text:p>
          </table:table-cell>
          <table:table-cell office:value-type="string">
            <text:p>JUGUETERÍA</text:p>
          </table:table-cell>
          <table:table-cell office:value-type="string">
            <text:p>TREN ELÉCTRICO</text:p>
          </table:table-cell>
          <table:table-cell table:style-name="ce3" office:value-type="currency" office:currency="EUR" office:value="1505.3766">
            <text:p>1.505,38 €</text:p>
          </table:table-cell>
          <table:table-cell table:style-name="ce5" office:value-type="date" office:date-value="2001-07-03">
            <text:p>2001-07-03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>
            <text:p>AR15</text:p>
          </table:table-cell>
          <table:table-cell office:value-type="string">
            <text:p>CERÁMICA</text:p>
          </table:table-cell>
          <table:table-cell office:value-type="string">
            <text:p>PLATO DECORATIVO</text:p>
          </table:table-cell>
          <table:table-cell table:style-name="ce3" office:value-type="currency" office:currency="EUR" office:value="54.0911">
            <text:p>54,09 €</text:p>
          </table:table-cell>
          <table:table-cell table:style-name="ce5" office:value-type="date" office:date-value="2000-06-07">
            <text:p>2000-06-07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>
            <text:p>AR16</text:p>
          </table:table-cell>
          <table:table-cell office:value-type="string">
            <text:p>FERRETERÍA</text:p>
          </table:table-cell>
          <table:table-cell office:value-type="string">
            <text:p>ALICATES</text:p>
          </table:table-cell>
          <table:table-cell table:style-name="ce3" office:value-type="currency" office:currency="EUR" office:value="6.7362">
            <text:p>6,74 €</text:p>
          </table:table-cell>
          <table:table-cell table:style-name="ce5" office:value-type="date" office:date-value="2000-04-17">
            <text:p>2000-04-17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>
            <text:p>AR17</text:p>
          </table:table-cell>
          <table:table-cell office:value-type="string">
            <text:p>JUGUETERÍA</text:p>
          </table:table-cell>
          <table:table-cell office:value-type="string">
            <text:p>MUÑECA ANDADORA</text:p>
          </table:table-cell>
          <table:table-cell table:style-name="ce3" office:value-type="currency" office:currency="EUR" office:value="105.0593">
            <text:p>105,06 €</text:p>
          </table:table-cell>
          <table:table-cell table:style-name="ce5" office:value-type="date" office:date-value="2001-01-04">
            <text:p>2001-01-04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18</text:p>
          </table:table-cell>
          <table:table-cell office:value-type="string">
            <text:p>DEPORTES</text:p>
          </table:table-cell>
          <table:table-cell office:value-type="string">
            <text:p>PISTOLA OLÍMPICA</text:p>
          </table:table-cell>
          <table:table-cell table:style-name="ce3" office:value-type="currency" office:currency="EUR" office:value="46.7347">
            <text:p>46,73 €</text:p>
          </table:table-cell>
          <table:table-cell table:style-name="ce5" office:value-type="date" office:date-value="2001-02-02">
            <text:p>2001-02-02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>
            <text:p>AR19</text:p>
          </table:table-cell>
          <table:table-cell office:value-type="string">
            <text:p>CONFECCIÓN</text:p>
          </table:table-cell>
          <table:table-cell office:value-type="string">
            <text:p>BLUSA SRA.</text:p>
          </table:table-cell>
          <table:table-cell table:style-name="ce3" office:value-type="currency" office:currency="EUR" office:value="101.0566">
            <text:p>101,06 €</text:p>
          </table:table-cell>
          <table:table-cell table:style-name="ce5" office:value-type="date" office:date-value="2000-03-18">
            <text:p>2000-03-18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>
            <text:p>AR20</text:p>
          </table:table-cell>
          <table:table-cell office:value-type="string">
            <text:p>CERÁMICA</text:p>
          </table:table-cell>
          <table:table-cell office:value-type="string">
            <text:p>JUEGO DE TE</text:p>
          </table:table-cell>
          <table:table-cell table:style-name="ce3" office:value-type="currency" office:currency="EUR" office:value="43.2728">
            <text:p>43,27 €</text:p>
          </table:table-cell>
          <table:table-cell table:style-name="ce5" office:value-type="date" office:date-value="2001-01-15">
            <text:p>2001-01-15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>
            <text:p>AR21</text:p>
          </table:table-cell>
          <table:table-cell office:value-type="string">
            <text:p>CERÁMICA</text:p>
          </table:table-cell>
          <table:table-cell office:value-type="string">
            <text:p>CENICERO</text:p>
          </table:table-cell>
          <table:table-cell table:style-name="ce3" office:value-type="currency" office:currency="EUR" office:value="19.7468">
            <text:p>19,75 €</text:p>
          </table:table-cell>
          <table:table-cell table:style-name="ce5" office:value-type="date" office:date-value="2001-07-02">
            <text:p>2001-07-02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>
            <text:p>AR22</text:p>
          </table:table-cell>
          <table:table-cell office:value-type="string">
            <text:p>FERRETERÍA</text:p>
          </table:table-cell>
          <table:table-cell office:value-type="string">
            <text:p>MARTILLO</text:p>
          </table:table-cell>
          <table:table-cell table:style-name="ce3" office:value-type="currency" office:currency="EUR" office:value="11.3952">
            <text:p>11,40 €</text:p>
          </table:table-cell>
          <table:table-cell table:style-name="ce5" office:value-type="date" office:date-value="2001-09-04">
            <text:p>2001-09-04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23</text:p>
          </table:table-cell>
          <table:table-cell office:value-type="string">
            <text:p>CONFECCIÓN</text:p>
          </table:table-cell>
          <table:table-cell office:value-type="string">
            <text:p>CAZADORA PIEL</text:p>
          </table:table-cell>
          <table:table-cell table:style-name="ce3" office:value-type="currency" office:currency="EUR" office:value="522.693">
            <text:p>522,69 €</text:p>
          </table:table-cell>
          <table:table-cell table:style-name="ce5" office:value-type="date" office:date-value="2001-07-10">
            <text:p>2001-07-10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>
            <text:p>AR24</text:p>
          </table:table-cell>
          <table:table-cell office:value-type="string">
            <text:p>DEPORTES</text:p>
          </table:table-cell>
          <table:table-cell office:value-type="string">
            <text:p>BALÓN RUGBY</text:p>
          </table:table-cell>
          <table:table-cell table:style-name="ce3" office:value-type="currency" office:currency="EUR" office:value="111.644">
            <text:p>111,64 €</text:p>
          </table:table-cell>
          <table:table-cell table:style-name="ce5" office:value-type="date" office:date-value="2000-11-11">
            <text:p>2000-11-11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>
            <text:p>AR25</text:p>
          </table:table-cell>
          <table:table-cell office:value-type="string">
            <text:p>DEPORTES</text:p>
          </table:table-cell>
          <table:table-cell office:value-type="string">
            <text:p>BALÓN BALONCESTO</text:p>
          </table:table-cell>
          <table:table-cell table:style-name="ce3" office:value-type="currency" office:currency="EUR" office:value="75.2731">
            <text:p>75,27 €</text:p>
          </table:table-cell>
          <table:table-cell table:style-name="ce5" office:value-type="date" office:date-value="2001-06-25">
            <text:p>2001-06-25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>
            <text:p>AR26</text:p>
          </table:table-cell>
          <table:table-cell office:value-type="string">
            <text:p>JUGUETERÍA</text:p>
          </table:table-cell>
          <table:table-cell office:value-type="string">
            <text:p>FUERTE DE SOLDADOS</text:p>
          </table:table-cell>
          <table:table-cell table:style-name="ce3" office:value-type="currency" office:currency="EUR" office:value="143.702">
            <text:p>143,70 €</text:p>
          </table:table-cell>
          <table:table-cell table:style-name="ce5" office:value-type="date" office:date-value="2000-11-25">
            <text:p>2000-11-25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>
            <text:p>AR27</text:p>
          </table:table-cell>
          <table:table-cell office:value-type="string">
            <text:p>CONFECCIÓN</text:p>
          </table:table-cell>
          <table:table-cell office:value-type="string">
            <text:p>ABRIGO CABALLERO</text:p>
          </table:table-cell>
          <table:table-cell table:style-name="ce3" office:value-type="currency" office:currency="EUR" office:value="500000">
            <text:p>500.000,00 €</text:p>
          </table:table-cell>
          <table:table-cell table:style-name="ce5" office:value-type="date" office:date-value="2002-04-05">
            <text:p>2002-04-05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>
            <text:p>AR28</text:p>
          </table:table-cell>
          <table:table-cell office:value-type="string">
            <text:p>DEPORTES</text:p>
          </table:table-cell>
          <table:table-cell office:value-type="string">
            <text:p>BALÓN FÚTBOL</text:p>
          </table:table-cell>
          <table:table-cell table:style-name="ce3" office:value-type="currency" office:currency="EUR" office:value="43.9147">
            <text:p>43,91 €</text:p>
          </table:table-cell>
          <table:table-cell table:style-name="ce5" office:value-type="date" office:date-value="2002-07-04">
            <text:p>2002-07-04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29</text:p>
          </table:table-cell>
          <table:table-cell office:value-type="string">
            <text:p>CONFECCIÓN</text:p>
          </table:table-cell>
          <table:table-cell office:value-type="string">
            <text:p>ABRIGO SRA</text:p>
          </table:table-cell>
          <table:table-cell table:style-name="ce3" office:value-type="currency" office:currency="EUR" office:value="360.0736">
            <text:p>360,07 €</text:p>
          </table:table-cell>
          <table:table-cell table:style-name="ce5" office:value-type="date" office:date-value="2001-05-03">
            <text:p>2001-05-03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>
            <text:p>AR30</text:p>
          </table:table-cell>
          <table:table-cell office:value-type="string">
            <text:p>FERRETERÍA</text:p>
          </table:table-cell>
          <table:table-cell office:value-type="string">
            <text:p>DESTORNILLADOR</text:p>
          </table:table-cell>
          <table:table-cell table:style-name="ce3" office:value-type="currency" office:currency="EUR" office:value="9.0584">
            <text:p>9,06 €</text:p>
          </table:table-cell>
          <table:table-cell table:style-name="ce5" office:value-type="date" office:date-value="2002-02-20">
            <text:p>2002-02-20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>
            <text:p>AR31</text:p>
          </table:table-cell>
          <table:table-cell office:value-type="string">
            <text:p>JUGUETERÍA</text:p>
          </table:table-cell>
          <table:table-cell office:value-type="string">
            <text:p>PISTOLA CON SONIDOS</text:p>
          </table:table-cell>
          <table:table-cell table:style-name="ce3" office:value-type="currency" office:currency="EUR" office:value="57.25">
            <text:p>57,25 €</text:p>
          </table:table-cell>
          <table:table-cell table:style-name="ce5" office:value-type="date" office:date-value="2001-04-15">
            <text:p>2001-04-15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32</text:p>
          </table:table-cell>
          <table:table-cell office:value-type="string">
            <text:p>DEPORTES</text:p>
          </table:table-cell>
          <table:table-cell office:value-type="string">
            <text:p>CRONÓMETRO</text:p>
          </table:table-cell>
          <table:table-cell table:style-name="ce3" office:value-type="currency" office:currency="EUR" office:value="439.1764">
            <text:p>439,18 €</text:p>
          </table:table-cell>
          <table:table-cell table:style-name="ce5" office:value-type="date" office:date-value="2002-01-03">
            <text:p>2002-01-03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>
            <text:p>AR33</text:p>
          </table:table-cell>
          <table:table-cell office:value-type="string">
            <text:p>CERÁMICA</text:p>
          </table:table-cell>
          <table:table-cell office:value-type="string">
            <text:p>MACETA</text:p>
          </table:table-cell>
          <table:table-cell table:style-name="ce3" office:value-type="currency" office:currency="EUR" office:value="29.0434">
            <text:p>29,04 €</text:p>
          </table:table-cell>
          <table:table-cell table:style-name="ce5" office:value-type="date" office:date-value="2000-02-23">
            <text:p>2000-02-23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34</text:p>
          </table:table-cell>
          <table:table-cell office:value-type="string">
            <text:p>OFICINA</text:p>
          </table:table-cell>
          <table:table-cell office:value-type="string">
            <text:p>PIE DE LÁMPARA</text:p>
          </table:table-cell>
          <table:table-cell table:style-name="ce3" office:value-type="currency" office:currency="EUR" office:value="39.7606">
            <text:p>39,76 €</text:p>
          </table:table-cell>
          <table:table-cell table:style-name="ce5" office:value-type="date" office:date-value="2001-05-27">
            <text:p>2001-05-27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TURQUÍA</text:p>
          </table:table-cell>
          <table:table-cell table:number-columns-repeated="1017"/>
        </table:table-row>
        <table:table-row table:style-name="ro1">
          <table:table-cell office:value-type="string">
            <text:p>AR35</text:p>
          </table:table-cell>
          <table:table-cell office:value-type="string">
            <text:p>FERRETERÍA</text:p>
          </table:table-cell>
          <table:table-cell office:value-type="string">
            <text:p>LIMA GRANDE</text:p>
          </table:table-cell>
          <table:table-cell table:style-name="ce3" office:value-type="currency" office:currency="EUR" office:value="22.0692">
            <text:p>22,07 €</text:p>
          </table:table-cell>
          <table:table-cell table:style-name="ce5" office:value-type="date" office:date-value="2002-08-10">
            <text:p>2002-08-10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36</text:p>
          </table:table-cell>
          <table:table-cell office:value-type="string">
            <text:p>FERRETERÍA</text:p>
          </table:table-cell>
          <table:table-cell office:value-type="string">
            <text:p>JUEGO DE BROCAS</text:p>
          </table:table-cell>
          <table:table-cell table:style-name="ce3" office:value-type="currency" office:currency="EUR" office:value="15.095">
            <text:p>15,10 €</text:p>
          </table:table-cell>
          <table:table-cell table:style-name="ce5" office:value-type="date" office:date-value="2002-07-04">
            <text:p>2002-07-04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TAIWÁN</text:p>
          </table:table-cell>
          <table:table-cell table:number-columns-repeated="1017"/>
        </table:table-row>
        <table:table-row table:style-name="ro1">
          <table:table-cell office:value-type="string">
            <text:p>AR37</text:p>
          </table:table-cell>
          <table:table-cell office:value-type="string">
            <text:p>CONFECCIÓN</text:p>
          </table:table-cell>
          <table:table-cell office:value-type="string">
            <text:p>CINTURÓN DE PIEL</text:p>
          </table:table-cell>
          <table:table-cell table:style-name="ce3" office:value-type="currency" office:currency="EUR" office:value="4.3273">
            <text:p>4,33 €</text:p>
          </table:table-cell>
          <table:table-cell table:style-name="ce5" office:value-type="date" office:date-value="2002-05-12">
            <text:p>2002-05-12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38</text:p>
          </table:table-cell>
          <table:table-cell office:value-type="string">
            <text:p>DEPORTES</text:p>
          </table:table-cell>
          <table:table-cell office:value-type="string">
            <text:p>CAÑA DE PESCA</text:p>
          </table:table-cell>
          <table:table-cell table:style-name="ce3" office:value-type="currency" office:currency="EUR" office:value="270">
            <text:p>270,00 €</text:p>
          </table:table-cell>
          <table:table-cell table:style-name="ce5" office:value-type="date" office:date-value="2000-02-14">
            <text:p>2000-02-14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>
            <text:p>AR39</text:p>
          </table:table-cell>
          <table:table-cell office:value-type="string">
            <text:p>CERÁMICA</text:p>
          </table:table-cell>
          <table:table-cell office:value-type="string">
            <text:p>JARRA CHINA</text:p>
          </table:table-cell>
          <table:table-cell table:style-name="ce3" office:value-type="currency" office:currency="EUR" office:value="127.7704">
            <text:p>127,77 €</text:p>
          </table:table-cell>
          <table:table-cell table:style-name="ce5" office:value-type="date" office:date-value="2002-09-02">
            <text:p>2002-09-02</text:p>
          </table:table-cell>
          <table:table-cell table:style-name="ce6" office:value-type="boolean" office:boolean-value="true">
            <text:p>VERDADERO</text:p>
          </table:table-cell>
          <table:table-cell office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>
            <text:p>AR40</text:p>
          </table:table-cell>
          <table:table-cell office:value-type="string">
            <text:p>DEPORTES</text:p>
          </table:table-cell>
          <table:table-cell office:value-type="string">
            <text:p>BOTA ALPINISMO</text:p>
          </table:table-cell>
          <table:table-cell table:style-name="ce3" office:value-type="currency" office:currency="EUR" office:value="144">
            <text:p>144,00 €</text:p>
          </table:table-cell>
          <table:table-cell table:style-name="ce5" office:value-type="date" office:date-value="2002-05-05">
            <text:p>2002-05-05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>
            <text:p>AR41</text:p>
          </table:table-cell>
          <table:table-cell office:value-type="string">
            <text:p>DEPORTES</text:p>
          </table:table-cell>
          <table:table-cell office:value-type="string">
            <text:p>PALAS DE PING PONG</text:p>
          </table:table-cell>
          <table:table-cell table:style-name="ce3" office:value-type="currency" office:currency="EUR" office:value="21.6">
            <text:p>21,60 €</text:p>
          </table:table-cell>
          <table:table-cell table:style-name="ce5" office:value-type="date" office:date-value="2002-02-02">
            <text:p>2002-02-02</text:p>
          </table:table-cell>
          <table:table-cell table:style-name="ce6" office:value-type="boolean" office:boolean-value="false">
            <text:p>FALSO</text:p>
          </table:table-cell>
          <table:table-cell office:value-type="string">
            <text:p>ESPAÑA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PRODUCTOS" table:base-cell-address="$PRODUCTOS.$A$1" table:cell-range-address="PRODUCTOS.$A$1:PRODUCTOS.$H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1/07/2016</text:date>, <text:time>18:1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Juan</meta:initial-creator>
    <meta:creation-date>2015-07-21T10:08:22Z</meta:creation-date>
    <dc:date>2016-07-01T18:17:18.61</dc:date>
    <meta:editing-duration>PT34M46S</meta:editing-duration>
    <meta:editing-cycles>2</meta:editing-cycles>
    <meta:document-statistic meta:table-count="1" meta:cell-count="288" meta:object-count="0"/>
  </office:meta>
</office:document-meta>
</file>